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Bitstream Vera Sans" svg:font-family="Bitstream Vera Sans"/>
  </office:font-face-decls>
  <office:automatic-styles>
    <style:style style:name="P1" style:parent-style-name="Standard" style:family="paragraph" style:master-page-name="Standard">
      <style:paragraph-properties fo:text-align="center" style:page-number="1" style:writing-mode="lr-tb"/>
      <style:text-properties/>
    </style:style>
    <style:style style:name="T1" style:family="text">
      <style:text-properties fo:font-size="18pt" fo:font-weight="bold"/>
    </style:style>
    <style:style style:name="P2" style:parent-style-name="Standard" style:family="paragraph">
      <style:paragraph-properties fo:text-align="center" style:writing-mode="lr-tb"/>
      <style:text-properties fo:font-size="18pt" fo:font-weight="bold"/>
    </style:style>
    <style:style style:name="T2" style:family="text">
      <style:text-properties fo:font-size="10pt" fo:font-weight="normal"/>
    </style:style>
    <style:style style:name="P3" style:parent-style-name="Standard" style:family="paragraph">
      <style:paragraph-properties fo:text-align="left" style:writing-mode="lr-tb"/>
      <style:text-properties fo:font-size="11pt"/>
    </style:style>
    <style:style style:name="P4" style:parent-style-name="Standard" style:family="paragraph">
      <style:paragraph-properties fo:margin-left="14.3999999999988pt" fo:text-align="left" style:writing-mode="lr-tb"/>
      <style:text-properties fo:font-size="11pt"/>
    </style:style>
    <style:style style:name="P5" style:parent-style-name="Standard" style:family="paragraph">
      <style:paragraph-properties fo:margin-left="16.0941176470575pt" fo:text-align="left" style:writing-mode="lr-tb"/>
      <style:text-properties fo:font-size="11pt"/>
    </style:style>
    <style:style style:name="P6" style:parent-style-name="Standard" style:family="paragraph">
      <style:paragraph-properties fo:margin-left="12.7058823529402pt" fo:text-align="left" style:writing-mode="lr-tb"/>
      <style:text-properties fo:font-size="11pt"/>
    </style:style>
    <style:style style:name="P7" style:parent-style-name="Standard" style:family="paragraph">
      <style:paragraph-properties fo:margin-left="13.5529411764695pt" fo:text-align="left" style:writing-mode="lr-tb"/>
      <style:text-properties fo:font-size="11pt"/>
    </style:style>
    <style:style style:name="P8" style:parent-style-name="Standard" style:family="paragraph">
      <style:paragraph-properties fo:margin-left="14.3999999999988pt" fo:text-align="left" fo:text-indent="0.00025851865684956pt" style:writing-mode="lr-tb"/>
      <style:text-properties fo:font-size="11pt"/>
    </style:style>
    <style:style style:name="P9" style:parent-style-name="Standard" style:family="paragraph">
      <style:paragraph-properties fo:text-align="left" fo:text-indent="0.00025851865684956pt" style:writing-mode="lr-tb"/>
      <style:text-properties fo:font-size="11pt"/>
    </style:style>
    <style:style style:name="P10" style:parent-style-name="Standard" style:family="paragraph">
      <style:paragraph-properties fo:margin-left="15.2470588235282pt" fo:text-align="left" fo:text-indent="0.00025851865684956pt" style:writing-mode="lr-tb"/>
      <style:text-properties fo:font-size="11pt"/>
    </style:style>
  </office:automatic-styles>
  <office:body>
    <office:text>
      <text:p text:style-name="P1"><text:span text:style-name="T1">libqxt contribution requirements</text:span></text:p>
      <text:p text:style-name="P2"/>
      <text:p text:style-name="P2"><text:span text:style-name="T2">this document intends to give you a clue what we expect from you if you contribute to libqxt</text:span></text:p>
      <text:p text:style-name="P2"/>
      <text:p text:style-name="P3">1) license</text:p>
      <text:p text:style-name="P4">with contributing code to libqxt you agree the LICENSE document served with every distribution of libqxt.</text:p>
      <text:p text:style-name="P5"/>
      <text:p text:style-name="P3">2) organisation</text:p>
      <text:p text:style-name="P4">neither touch the core, nor any configuration files you are not responsible for.</text:p>
      <text:p text:style-name="P4">if you want to create a new module please ask adam higerd or arvid picciani for advice</text:p>
      <text:p text:style-name="P3"/>
      <text:p text:style-name="P3">3) platforms</text:p>
      <text:p text:style-name="P6">your code dosnt need to run on any platform existing. just on all Qt supports. curently this is macos, Linux and windows.</text:p>
      <text:p text:style-name="P6"/>
      <text:p text:style-name="P3">4) third party librarys</text:p>
      <text:p text:style-name="P7">if you need to add library depencys to libqxt be sure they fit the license and they are platform independent. </text:p>
      <text:p text:style-name="P3"/>
      <text:p text:style-name="P3">5) coding conventions</text:p>
      <text:p text:style-name="P4">keep your code clean and readable. if you some day are not longer apart this project someone else needs to maintain your code.</text:p>
      <text:p text:style-name="P4">choose your variable names with readaility in mind.</text:p>
      <text:p text:style-name="P8">you need to export function names in order to make their symbols apear in windows dlls. include <text:tab/>QxtDefines.h and use QXT_DLLEXPORT</text:p>
      <text:p text:style-name="P8"/>
      <text:p text:style-name="P9">6) have fun</text:p>
      <text:p text:style-name="P10">libqxt is not (yet) such a serious library like boost. please have fun while coding and don't agree with coding a huge library if it is not fun for you. we want to keep our developers for a longer time then one<?opendocument cursor-position?> release period.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start" fo:text-indent="0pt">
        <style:tab-stops/>
      </style:paragraph-properties>
      <style:text-properties fo:background-color="transparent" fo:color="#000000" fo:country="US" fo:font-size="10pt" fo:font-style="normal" fo:font-variant="normal" fo:font-weight="normal" fo:hyphenate="false" fo:language="en" fo:text-shadow="none" fo:text-transform="none" style:font-name="Bitstream Vera Sans" style:text-line-through-style="none" style:text-line-through-type="none" style:text-position="0%" style:text-underline-color="font-color" style:text-underline-mode="continuous" style:text-underline-style="none" style:text-underline-type="none"/>
    </style:style>
    <style:style style:name="U1" style:parent-style-name="Standard" style:display-name="Document Title" style:family="paragraph" style:next-style-name="Standard">
      <style:paragraph-properties fo:text-align="center"/>
      <style:text-properties fo:font-size="24pt" fo:font-weight="bold"/>
    </style:style>
    <style:style style:name="U2" style:parent-style-name="Standard" style:default-outline-level="1" style:display-name="Head 1" style:family="paragraph" style:list-style-name="L1" style:next-style-name="Standard">
      <style:paragraph-properties/>
      <style:text-properties fo:font-size="20pt" fo:font-weight="bold"/>
    </style:style>
    <style:style style:name="U3" style:parent-style-name="Standard" style:default-outline-level="2" style:display-name="Head 2" style:family="paragraph" style:list-style-name="L2" style:next-style-name="Standard">
      <style:paragraph-properties/>
      <style:text-properties fo:font-size="16pt" fo:font-weight="bold"/>
    </style:style>
    <style:style style:name="U4" style:parent-style-name="Standard" style:default-outline-level="3" style:display-name="Head 3" style:family="paragraph" style:list-style-name="L3" style:next-style-name="Standard">
      <style:paragraph-properties/>
      <style:text-properties fo:font-size="12pt" fo:font-weight="bold"/>
    </style:style>
    <style:style style:name="U5" style:parent-style-name="Standard" style:display-name="Enumerated List" style:family="paragraph" style:list-style-name="L4">
      <style:paragraph-properties/>
      <style:text-properties/>
    </style:style>
    <style:style style:name="U6" style:parent-style-name="Standard" style:display-name="Alphabetical List" style:family="paragraph" style:list-style-name="L5">
      <style:paragraph-properties/>
      <style:text-properties/>
    </style:style>
    <style:style style:name="U7" style:parent-style-name="Standard" style:display-name="Bullet List" style:family="paragraph" style:list-style-name="L6">
      <style:paragraph-properties/>
      <style:text-properties/>
    </style:style>
    <text:list-style style:name="L1" style:display-name="Numbering Style for Head 1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2" style:display-name="Numbering Style for Head 2">
      <text:list-level-style-number text:level="2" style:num-prefix="" style:num-suffix="." text:display-levels="2" style:num-format="1">
        <style:list-level-properties fo:text-align="start"/>
      </text:list-level-style-number>
    </text:list-style>
    <text:list-style style:name="L3" style:display-name="Numbering Style for Head 3">
      <text:list-level-style-number text:level="3" style:num-prefix="" style:num-suffix="." text:display-levels="3" style:num-format="1">
        <style:list-level-properties fo:text-align="start"/>
      </text:list-level-style-number>
    </text:list-style>
    <text:list-style style:name="L4" style:display-name="Numbering Style for Enumerated List">
      <text:list-level-style-number text:level="1" style:num-prefix="" style:num-suffix="." text:display-levels="1" style:num-format="1">
        <style:list-level-properties fo:text-align="start"/>
      </text:list-level-style-number>
    </text:list-style>
    <text:list-style style:name="L5" style:display-name="Numbering Style for Alphabetical List">
      <text:list-level-style-number text:level="1" style:num-prefix="" style:num-suffix=")" text:display-levels="1" style:num-format="a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>
        <style:list-level-properties fo:text-align="start"/>
      </text:list-level-style-bullet>
    </text:list-style>
    <text:outline-style>
      <text:outline-level-style text:level="1" style:num-prefix="" style:num-suffix="." text:display-levels="1" style:num-format="1">
        <style:list-level-properties fo:text-align="start"/>
      </text:outline-level-style>
      <text:outline-level-style text:level="2" style:num-prefix="" style:num-suffix="." text:display-levels="2" style:num-format="1">
        <style:list-level-properties fo:text-align="start"/>
      </text:outline-level-style>
      <text:outline-level-style text:level="3" style:num-prefix="" style:num-suffix="." text:display-levels="3" style:num-format="1">
        <style:list-level-properties fo:text-align="start"/>
      </text:outline-level-style>
    </text:outline-style>
    <text:notes-configuration text:note-class="footnote" style:num-prefix="" style:num-suffix="" style:num-format="" text:footnotes-position="page" text:start-numbering-at="document"/>
    <text:notes-configuration text:note-class="endnote" style:num-prefix="" style:num-suffix="" style:num-format="i" text:start-numbering-at="document"/>
  </office:styles>
  <office:automatic-styles>
    <style:page-layout style:name="pm1" style:page-usage="all">
      <style:page-layout-properties fo:border="none" fo:margin-bottom="42pt" fo:margin-left="57pt" fo:margin-right="57pt" fo:margin-top="42pt" fo:page-height="841.891pt" fo:page-width="595.277pt" style:print-orientation="portrait">
        <style:footnote-sep style:adjustment="left" style:width="0.5pt" style:rel-width="20%" style:line-style="solid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5.2</meta:generator>
    <meta:initial-creator>Arvid Picciani</meta:initial-creator>
    <meta:editing-cycles>0</meta:editing-cycles>
    <meta:creation-date>2006-12-05T16:05:08</meta:creation-date>
    <dc:date>2006-12-05T16:34:32</dc:date>
    <dc:creator>Arvid Picciani</dc:creator>
  </office:meta>
</office:document-meta>
</file>